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40,287,647,930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37,508,642,165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33,941,126,200.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33,000,198,248.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32,996,188,012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30,659,338,880.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27,084,497,482.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23,963,033,430.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9,649,631,314.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7,339,992,165.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6,674,324,634.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3,120,183,156.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1,451,869,164.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9,549,077,869.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8,773,451,738.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8,082,364,868.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7,905,485,216.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8,141,537,937.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8,397,912,509.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8,285,075,872.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8,497,545,598.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7,925,673,448.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7,396,966,657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05T12:36:57.840163205</dc:date>
    <meta:editing-duration>PT43M7S</meta:editing-duration>
    <meta:editing-cycles>21</meta:editing-cycles>
    <meta:generator>LibreOffice/7.2.6.2$Linux_X86_64 LibreOffice_project/20$Build-2</meta:generator>
    <meta:document-statistic meta:table-count="1" meta:cell-count="48" meta:object-count="0"/>
  </office:meta>
</office:document-meta>
</file>